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3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75cm" fo:min-width="18.2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20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85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8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5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3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4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17.36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41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58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01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76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40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73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47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5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26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45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64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88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99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58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86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82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0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61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84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9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79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008cm" fo:padding-top="0cm" fo:padding-bottom="0cm" fo:padding-left="0cm" fo:padding-right="0cm"/>
      <style:paragraph-properties style:writing-mode="lr-tb"/>
    </style:style>
    <style:style style:name="gr34" style:family="graphic" style:parent-style-name="objectwithoutfill">
      <style:graphic-properties svg:stroke-width="0.05cm" svg:stroke-color="#000000" draw:marker-start-width="0.28cm" draw:marker-end-width="0.28cm" draw:fill="none" draw:textarea-horizontal-align="center" draw:textarea-vertical-align="middle" fo:padding-top="0.025cm" fo:padding-bottom="0.025cm" fo:padding-left="0.025cm" fo:padding-right="0.025cm"/>
    </style:style>
    <style:style style:name="gr35" style:family="graphic" style:parent-style-name="standard">
      <style:graphic-properties draw:stroke="none" draw:fill="solid" draw:fill-color="#000000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32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28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68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02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50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0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4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37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7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8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92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96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22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7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97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53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06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50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69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30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6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35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36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46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27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31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1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2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3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92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22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7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39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53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80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90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67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21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35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87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fo:font-size="11.1000003814697pt" style:text-underline-style="solid" style:text-underline-width="auto" style:text-underline-color="font-color" style:font-size-asian="11.1000003814697pt" style:font-size-complex="11.1000003814697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loext:opacity="100%" style:font-name="Helvetica" fo:font-size="11.1000003814697pt" fo:font-weight="bold" style:font-size-asian="11.1000003814697pt" style:font-name-complex="Helvetica" style:font-size-complex="11.1000003814697pt" style:font-weight-complex="bold"/>
    </style:style>
    <style:style style:name="T2" style:family="text">
      <style:text-properties fo:color="#000000" loext:opacity="100%" style:font-name="Helvetica" fo:font-size="11.1000003814697pt" style:font-size-asian="11.1000003814697pt" style:font-name-complex="Helvetica" style:font-size-complex="11.1000003814697pt"/>
    </style:style>
    <style:style style:name="T3" style:family="text">
      <style:text-properties fo:color="#000000" loext:opacity="100%" style:font-name="Symbol" fo:font-size="11.1000003814697pt" style:font-size-asian="11.1000003814697pt" style:font-name-complex="Symbol" style:font-size-complex="11.1000003814697pt"/>
    </style:style>
    <style:style style:name="T4" style:family="text">
      <style:text-properties fo:color="#000000" loext:opacity="100%" style:font-name="Symbol" fo:font-size="12pt" style:font-size-asian="12pt" style:font-name-complex="Symbol" style:font-size-complex="12pt"/>
    </style:style>
    <style:style style:name="T5" style:family="text">
      <style:text-properties fo:color="#000000" loext:opacity="100%" style:font-name="Helvetica" fo:font-size="12pt" style:font-size-asian="12pt" style:font-name-complex="Helvetica" style:font-size-complex="12pt"/>
    </style:style>
    <style:style style:name="T6" style:family="text">
      <style:text-properties fo:color="#000000" loext:opacity="100%" style:font-name="Helvetica" fo:font-size="12pt" fo:font-weight="bold" style:font-size-asian="12pt" style:font-name-complex="Helvetica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35cm" svg:height="0.442cm" svg:x="6.619cm" svg:y="1.067cm">
          <draw:text-box>
            <text:p text:style-name="P1"><text:span text:style-name="T1">BEICS OGWEN BICYCLE HIRE AGREEMENT</text:span></text:p>
          </draw:text-box>
        </draw:frame>
        <draw:frame draw:style-name="gr2" draw:text-style-name="P4" draw:layer="layout" svg:width="0.388cm" svg:height="0.442cm" svg:x="1.503cm" svg:y="1.45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1.88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.925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18.217cm" svg:height="0.575cm" svg:x="2.773cm" svg:y="1.925cm">
          <draw:text-box>
            <text:p text:style-name="P3"><text:span text:style-name="T2">I/We have read &amp; accepted the full Terms &amp; Conditions of Beics Ogwen Cycle Hire. </text:span></text:p>
          </draw:text-box>
        </draw:frame>
        <draw:frame draw:style-name="gr2" draw:text-style-name="P4" draw:layer="layout" svg:width="0.388cm" svg:height="0.442cm" svg:x="1.503cm" svg:y="2.374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2.805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.844cm">
          <draw:text-box>
            <text:p text:style-name="P3"><text:span text:style-name="T2"><text:s/></text:span></text:p>
          </draw:text-box>
        </draw:frame>
        <draw:frame draw:style-name="gr5" draw:text-style-name="P4" draw:layer="layout" svg:width="17.202cm" svg:height="0.442cm" svg:x="2.773cm" svg:y="2.844cm">
          <draw:text-box>
            <text:p text:style-name="P3"><text:span text:style-name="T2">I/We have inspected the bicycle(s) prior to signing this agreement and have checked they are in a </text:span></text:p>
          </draw:text-box>
        </draw:frame>
        <draw:frame draw:style-name="gr6" draw:text-style-name="P4" draw:layer="layout" svg:width="8.858cm" svg:height="0.442cm" svg:x="2.773cm" svg:y="3.292cm">
          <draw:text-box>
            <text:p text:style-name="P3"><text:span text:style-name="T2">satisfactory and safe condition and fit for purpose. </text:span></text:p>
          </draw:text-box>
        </draw:frame>
        <draw:frame draw:style-name="gr2" draw:text-style-name="P4" draw:layer="layout" svg:width="0.388cm" svg:height="0.442cm" svg:x="1.503cm" svg:y="3.737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4.168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4.207cm">
          <draw:text-box>
            <text:p text:style-name="P3"><text:span text:style-name="T2"><text:s/></text:span></text:p>
          </draw:text-box>
        </draw:frame>
        <draw:frame draw:style-name="gr7" draw:text-style-name="P4" draw:layer="layout" svg:width="15.289cm" svg:height="0.442cm" svg:x="2.773cm" svg:y="4.207cm">
          <draw:text-box>
            <text:p text:style-name="P3"><text:span text:style-name="T2">I/We will only use the bicycles on appropriate highways/roads/byways and cycle paths. </text:span></text:p>
          </draw:text-box>
        </draw:frame>
        <draw:frame draw:style-name="gr2" draw:text-style-name="P4" draw:layer="layout" svg:width="0.388cm" svg:height="0.442cm" svg:x="1.503cm" svg:y="4.65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5.08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5.125cm">
          <draw:text-box>
            <text:p text:style-name="P3"><text:span text:style-name="T2"><text:s/></text:span></text:p>
          </draw:text-box>
        </draw:frame>
        <draw:frame draw:style-name="gr8" draw:text-style-name="P4" draw:layer="layout" svg:width="14.522cm" svg:height="0.442cm" svg:x="2.773cm" svg:y="5.125cm">
          <draw:text-box>
            <text:p text:style-name="P3"><text:span text:style-name="T2">I/We fully indemnify Beics Ogwen and its owners against injury to myself, my party </text:span></text:p>
          </draw:text-box>
        </draw:frame>
        <draw:frame draw:style-name="gr9" draw:text-style-name="P4" draw:layer="layout" svg:width="3.304cm" svg:height="0.442cm" svg:x="2.773cm" svg:y="5.574cm">
          <draw:text-box>
            <text:p text:style-name="P3"><text:span text:style-name="T2">or any third party. <text:s/></text:span></text:p>
          </draw:text-box>
        </draw:frame>
        <draw:frame draw:style-name="gr2" draw:text-style-name="P4" draw:layer="layout" svg:width="0.388cm" svg:height="0.442cm" svg:x="1.503cm" svg:y="6.01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6.454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6.493cm">
          <draw:text-box>
            <text:p text:style-name="P3"><text:span text:style-name="T2"><text:s/></text:span></text:p>
          </draw:text-box>
        </draw:frame>
        <draw:frame draw:style-name="gr10" draw:text-style-name="P4" draw:layer="layout" svg:width="16.474cm" svg:height="0.442cm" svg:x="2.773cm" svg:y="6.493cm">
          <draw:text-box>
            <text:p text:style-name="P3"><text:span text:style-name="T2">I/We will return the bicycles in no significantly worse state of repair than at the start of the hire </text:span></text:p>
          </draw:text-box>
        </draw:frame>
        <draw:frame draw:style-name="gr11" draw:text-style-name="P5" draw:layer="layout" svg:width="17.363cm" svg:height="0.874cm" svg:x="2.773cm" svg:y="6.937cm">
          <draw:text-box>
            <text:p text:style-name="P3"><text:span text:style-name="T2">period and that Beics Ogwen reserve the right to charge for any repairs and replacements needed. </text:span></text:p>
          </draw:text-box>
        </draw:frame>
        <draw:frame draw:style-name="gr2" draw:text-style-name="P4" draw:layer="layout" svg:width="0.388cm" svg:height="0.442cm" svg:x="1.503cm" svg:y="7.386cm">
          <draw:text-box>
            <text:p text:style-name="P3"><text:span text:style-name="T2"><text:s text:c="2"/></text:span></text:p>
          </draw:text-box>
        </draw:frame>
        <draw:frame draw:style-name="gr3" draw:text-style-name="P4" draw:layer="layout" svg:width="0.388cm" svg:height="0.48cm" svg:x="1.503cm" svg:y="7.817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7.856cm">
          <draw:text-box>
            <text:p text:style-name="P3"><text:span text:style-name="T2"><text:s/></text:span></text:p>
          </draw:text-box>
        </draw:frame>
        <draw:frame draw:style-name="gr12" draw:text-style-name="P4" draw:layer="layout" svg:width="15.416cm" svg:height="0.442cm" svg:x="2.773cm" svg:y="7.856cm">
          <draw:text-box>
            <text:p text:style-name="P3"><text:span text:style-name="T2">I/We accept that cycle helmets have been provided will be worn whist using the cycles. <text:s/></text:span></text:p>
          </draw:text-box>
        </draw:frame>
        <draw:frame draw:style-name="gr2" draw:text-style-name="P4" draw:layer="layout" svg:width="0.388cm" svg:height="0.442cm" svg:x="1.503cm" svg:y="8.30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8cm" svg:x="1.503cm" svg:y="8.73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8.775cm">
          <draw:text-box>
            <text:p text:style-name="P3"><text:span text:style-name="T2"><text:s/></text:span></text:p>
          </draw:text-box>
        </draw:frame>
        <draw:frame draw:style-name="gr13" draw:text-style-name="P4" draw:layer="layout" svg:width="14.586cm" svg:height="0.442cm" svg:x="2.773cm" svg:y="8.775cm">
          <draw:text-box>
            <text:p text:style-name="P3"><text:span text:style-name="T2">I/We recognise that cycling can be dangerous and acknowledge the risks involved. </text:span></text:p>
          </draw:text-box>
        </draw:frame>
        <draw:frame draw:style-name="gr2" draw:text-style-name="P4" draw:layer="layout" svg:width="0.388cm" svg:height="0.442cm" svg:x="1.503cm" svg:y="9.22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9.668cm">
          <draw:text-box>
            <text:p text:style-name="P3"><text:span text:style-name="T2"><text:s/></text:span></text:p>
          </draw:text-box>
        </draw:frame>
        <draw:frame draw:style-name="gr14" draw:text-style-name="P4" draw:layer="layout" svg:width="17.016cm" svg:height="0.442cm" svg:x="1.503cm" svg:y="10.117cm">
          <draw:text-box>
            <text:p text:style-name="P3"><text:span text:style-name="T2">(Please print) <text:s text:c="2"/>HIRER NAME : ………………………….................................................................... </text:span></text:p>
          </draw:text-box>
        </draw:frame>
        <draw:frame draw:style-name="gr2" draw:text-style-name="P4" draw:layer="layout" svg:width="0.388cm" svg:height="0.442cm" svg:x="1.503cm" svg:y="10.561cm">
          <draw:text-box>
            <text:p text:style-name="P3"><text:span text:style-name="T2"><text:s/></text:span></text:p>
          </draw:text-box>
        </draw:frame>
        <draw:frame draw:style-name="gr15" draw:text-style-name="P4" draw:layer="layout" svg:width="18.764cm" svg:height="0.442cm" svg:x="1.503cm" svg:y="11.006cm">
          <draw:text-box>
            <text:p text:style-name="P3"><text:span text:style-name="T2">ADDRESS : ………………………..................................................................................................................... </text:span></text:p>
          </draw:text-box>
        </draw:frame>
        <draw:frame draw:style-name="gr2" draw:text-style-name="P4" draw:layer="layout" svg:width="0.388cm" svg:height="0.442cm" svg:x="1.503cm" svg:y="11.454cm">
          <draw:text-box>
            <text:p text:style-name="P3"><text:span text:style-name="T2"><text:s/></text:span></text:p>
          </draw:text-box>
        </draw:frame>
        <draw:frame draw:style-name="gr16" draw:text-style-name="P4" draw:layer="layout" svg:width="5.404cm" svg:height="0.442cm" svg:x="1.503cm" svg:y="11.899cm">
          <draw:text-box>
            <text:p text:style-name="P3"><text:span text:style-name="T2">POST CODE: ………………… </text:span></text:p>
          </draw:text-box>
        </draw:frame>
        <draw:frame draw:style-name="gr17" draw:text-style-name="P4" draw:layer="layout" svg:width="5.734cm" svg:height="0.442cm" svg:x="7.853cm" svg:y="11.899cm">
          <draw:text-box>
            <text:p text:style-name="P3"><text:span text:style-name="T2">HOME TEL:-…………………….. </text:span></text:p>
          </draw:text-box>
        </draw:frame>
        <draw:frame draw:style-name="gr18" draw:text-style-name="P4" draw:layer="layout" svg:width="5.471cm" svg:height="0.442cm" svg:x="14.203cm" svg:y="11.899cm">
          <draw:text-box>
            <text:p text:style-name="P3"><text:span text:style-name="T2">MOBILE: ………………………. </text:span></text:p>
          </draw:text-box>
        </draw:frame>
        <draw:frame draw:style-name="gr2" draw:text-style-name="P4" draw:layer="layout" svg:width="0.388cm" svg:height="0.442cm" svg:x="1.503cm" svg:y="12.34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2.773cm" svg:y="12.348cm">
          <draw:text-box>
            <text:p text:style-name="P3"><text:span text:style-name="T2"><text:s/></text:span></text:p>
          </draw:text-box>
        </draw:frame>
        <draw:frame draw:style-name="gr19" draw:text-style-name="P4" draw:layer="layout" svg:width="6.568cm" svg:height="0.442cm" svg:x="1.503cm" svg:y="12.792cm">
          <draw:text-box>
            <text:p text:style-name="P3"><text:span text:style-name="T2">Bicycle Descriptions and any defects </text:span></text:p>
          </draw:text-box>
        </draw:frame>
        <draw:frame draw:style-name="gr2" draw:text-style-name="P4" draw:layer="layout" svg:width="0.388cm" svg:height="0.442cm" svg:x="1.503cm" svg:y="13.237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13.685cm">
          <draw:text-box>
            <text:p text:style-name="P3"><text:span text:style-name="T2"><text:s/></text:span></text:p>
          </draw:text-box>
        </draw:frame>
        <draw:frame draw:style-name="gr20" draw:text-style-name="P4" draw:layer="layout" svg:width="17.261cm" svg:height="0.442cm" svg:x="1.503cm" svg:y="14.13cm">
          <draw:text-box>
            <text:p text:style-name="P3"><text:span text:style-name="T2">1………………………………………………………………………………………………………………… </text:span></text:p>
          </draw:text-box>
        </draw:frame>
        <draw:frame draw:style-name="gr2" draw:text-style-name="P4" draw:layer="layout" svg:width="0.388cm" svg:height="0.442cm" svg:x="1.503cm" svg:y="14.57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15.023cm">
          <draw:text-box>
            <text:p text:style-name="P3"><text:span text:style-name="T2"><text:s/></text:span></text:p>
          </draw:text-box>
        </draw:frame>
        <draw:frame draw:style-name="gr20" draw:text-style-name="P4" draw:layer="layout" svg:width="17.261cm" svg:height="0.442cm" svg:x="1.503cm" svg:y="15.472cm">
          <draw:text-box>
            <text:p text:style-name="P3"><text:span text:style-name="T2">2………………………………………………………………………………………………………………… </text:span></text:p>
          </draw:text-box>
        </draw:frame>
        <draw:frame draw:style-name="gr2" draw:text-style-name="P4" draw:layer="layout" svg:width="0.388cm" svg:height="0.442cm" svg:x="1.503cm" svg:y="15.916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16.361cm">
          <draw:text-box>
            <text:p text:style-name="P3"><text:span text:style-name="T2"><text:s/></text:span></text:p>
          </draw:text-box>
        </draw:frame>
        <draw:frame draw:style-name="gr20" draw:text-style-name="P4" draw:layer="layout" svg:width="17.261cm" svg:height="0.442cm" svg:x="1.503cm" svg:y="16.809cm">
          <draw:text-box>
            <text:p text:style-name="P3"><text:span text:style-name="T2">3………………………………………………………………………………………………………………… </text:span></text:p>
          </draw:text-box>
        </draw:frame>
        <draw:frame draw:style-name="gr2" draw:text-style-name="P4" draw:layer="layout" svg:width="0.388cm" svg:height="0.442cm" svg:x="1.503cm" svg:y="17.25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03cm" svg:y="17.703cm">
          <draw:text-box>
            <text:p text:style-name="P3"><text:span text:style-name="T2"><text:s/></text:span></text:p>
          </draw:text-box>
        </draw:frame>
        <draw:frame draw:style-name="gr20" draw:text-style-name="P4" draw:layer="layout" svg:width="17.261cm" svg:height="0.442cm" svg:x="1.503cm" svg:y="18.147cm">
          <draw:text-box>
            <text:p text:style-name="P3"><text:span text:style-name="T2">4………………………………………………………………………………………………………………… </text:span></text:p>
          </draw:text-box>
        </draw:frame>
        <draw:frame draw:style-name="gr2" draw:text-style-name="P4" draw:layer="layout" svg:width="0.388cm" svg:height="0.442cm" svg:x="1.503cm" svg:y="18.592cm">
          <draw:text-box>
            <text:p text:style-name="P3"><text:span text:style-name="T2"><text:s/></text:span></text:p>
          </draw:text-box>
        </draw:frame>
        <draw:frame draw:style-name="gr21" draw:text-style-name="P4" draw:layer="layout" svg:width="18.459cm" svg:height="0.442cm" svg:x="1.503cm" svg:y="19.04cm">
          <draw:text-box>
            <text:p text:style-name="P3"><text:span text:style-name="T2">Hire start date &amp; time: …………………………….... <text:s/>Hire return date &amp; time: …………………………………. </text:span></text:p>
          </draw:text-box>
        </draw:frame>
        <draw:frame draw:style-name="gr2" draw:text-style-name="P4" draw:layer="layout" svg:width="0.388cm" svg:height="0.442cm" svg:x="1.503cm" svg:y="19.485cm">
          <draw:text-box>
            <text:p text:style-name="P3"><text:span text:style-name="T2"><text:s/></text:span></text:p>
          </draw:text-box>
        </draw:frame>
        <draw:frame draw:style-name="gr22" draw:text-style-name="P4" draw:layer="layout" svg:width="6.644cm" svg:height="0.442cm" svg:x="1.503cm" svg:y="19.934cm">
          <draw:text-box>
            <text:p text:style-name="P3"><text:span text:style-name="T2">Total Hire Charge £______________ </text:span></text:p>
          </draw:text-box>
        </draw:frame>
        <draw:frame draw:style-name="gr2" draw:text-style-name="P4" draw:layer="layout" svg:width="0.388cm" svg:height="0.442cm" svg:x="1.503cm" svg:y="20.378cm">
          <draw:text-box>
            <text:p text:style-name="P3"><text:span text:style-name="T2"><text:s/></text:span></text:p>
          </draw:text-box>
        </draw:frame>
        <draw:frame draw:style-name="gr23" draw:text-style-name="P4" draw:layer="layout" svg:width="9.887cm" svg:height="0.442cm" svg:x="1.503cm" svg:y="20.823cm">
          <draw:text-box>
            <text:p text:style-name="P3"><text:span text:style-name="T2">Please read this disclaimer and if you agree sign below. </text:span></text:p>
          </draw:text-box>
        </draw:frame>
        <draw:frame draw:style-name="gr2" draw:text-style-name="P4" draw:layer="layout" svg:width="0.388cm" svg:height="0.442cm" svg:x="1.503cm" svg:y="21.271cm">
          <draw:text-box>
            <text:p text:style-name="P3"><text:span text:style-name="T2"><text:s/></text:span></text:p>
          </draw:text-box>
        </draw:frame>
        <draw:frame draw:style-name="gr24" draw:text-style-name="P4" draw:layer="layout" svg:width="17.994cm" svg:height="0.442cm" svg:x="1.503cm" svg:y="21.716cm">
          <draw:text-box>
            <text:p text:style-name="P3"><text:span text:style-name="T2">I agree with the terms and conditions applied by Partneriaeth Ogwen’s “Beics Ogwen Cycle Hire” to its </text:span></text:p>
          </draw:text-box>
        </draw:frame>
        <draw:frame draw:style-name="gr25" draw:text-style-name="P4" draw:layer="layout" svg:width="18.582cm" svg:height="0.442cm" svg:x="1.503cm" svg:y="22.165cm">
          <draw:text-box>
            <text:p text:style-name="P3"><text:span text:style-name="T2">bike hire activities. I am a competent rider of this type of Bicycle. I totally absolve Beics Ogwen Cycle Hire </text:span></text:p>
          </draw:text-box>
        </draw:frame>
        <draw:frame draw:style-name="gr26" draw:text-style-name="P4" draw:layer="layout" svg:width="18.866cm" svg:height="0.442cm" svg:x="1.503cm" svg:y="22.609cm">
          <draw:text-box>
            <text:p text:style-name="P3"><text:span text:style-name="T2">from any liability arising howsoever whilst I am responsible for their bicycle. I indemnify them for any loss or </text:span></text:p>
          </draw:text-box>
        </draw:frame>
        <draw:frame draw:style-name="gr27" draw:text-style-name="P4" draw:layer="layout" svg:width="17.824cm" svg:height="0.442cm" svg:x="1.503cm" svg:y="23.054cm">
          <draw:text-box>
            <text:p text:style-name="P3"><text:span text:style-name="T2">damage caused. I understand that riding a bicycle is dangerous and I freely accept the liability and all </text:span></text:p>
          </draw:text-box>
        </draw:frame>
        <draw:frame draw:style-name="gr28" draw:text-style-name="P4" draw:layer="layout" svg:width="18.036cm" svg:height="0.442cm" svg:x="1.503cm" svg:y="23.502cm">
          <draw:text-box>
            <text:p text:style-name="P3"><text:span text:style-name="T2">costs arising from injury to myself and third parties. I understand that I should have personal insurance </text:span></text:p>
          </draw:text-box>
        </draw:frame>
        <draw:frame draw:style-name="gr29" draw:text-style-name="P4" draw:layer="layout" svg:width="18.612cm" svg:height="0.442cm" svg:x="1.503cm" svg:y="23.947cm">
          <draw:text-box>
            <text:p text:style-name="P3"><text:span text:style-name="T2">cover. I will test the bike and will ride only when I am happy that it is in satisfactory condition. I understand </text:span></text:p>
          </draw:text-box>
        </draw:frame>
        <draw:frame draw:style-name="gr30" draw:text-style-name="P4" draw:layer="layout" svg:width="17.841cm" svg:height="0.442cm" svg:x="1.503cm" svg:y="24.396cm">
          <draw:text-box>
            <text:p text:style-name="P3"><text:span text:style-name="T2">that components such as brakes, tyres and control cables will deteriorate whilst riding and accept this </text:span></text:p>
          </draw:text-box>
        </draw:frame>
        <draw:frame draw:style-name="gr31" draw:text-style-name="P4" draw:layer="layout" svg:width="2.995cm" svg:height="0.442cm" svg:x="1.503cm" svg:y="24.84cm">
          <draw:text-box>
            <text:p text:style-name="P3"><text:span text:style-name="T2">inherent danger. </text:span></text:p>
          </draw:text-box>
        </draw:frame>
        <draw:frame draw:style-name="gr2" draw:text-style-name="P4" draw:layer="layout" svg:width="0.388cm" svg:height="0.442cm" svg:x="1.503cm" svg:y="25.289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388cm" svg:height="0.442cm" svg:x="1.5cm" svg:y="26.75cm">
          <draw:text-box>
            <text:p text:style-name="P3"><text:span text:style-name="T2"><text:s/></text:span></text:p>
          </draw:text-box>
        </draw:frame>
        <draw:frame draw:style-name="gr32" draw:text-style-name="P4" draw:layer="layout" svg:width="8.795cm" svg:height="0.442cm" svg:x="1.5cm" svg:y="27.195cm">
          <draw:text-box>
            <text:p text:style-name="P3"><text:span text:style-name="T2">Your Signature: ……………………………….......... </text:span></text:p>
          </draw:text-box>
        </draw:frame>
        <draw:frame draw:style-name="gr33" draw:text-style-name="P4" draw:layer="layout" svg:width="7.008cm" svg:height="0.442cm" svg:x="10.39cm" svg:y="27.195cm">
          <draw:text-box>
            <text:p text:style-name="P3"><text:span text:style-name="T2">Dated:…………………………………….. </text:span></text:p>
          </draw:text-box>
        </draw:frame>
        <draw:line draw:style-name="gr34" draw:text-style-name="P6" draw:layer="layout" svg:x1="6.245cm" svg:y1="1.5cm" svg:x2="15.245cm" svg:y2="1.5cm">
          <text:p/>
        </draw:line>
      </draw:page>
      <draw:page draw:name="page2" draw:style-name="dp1" draw:master-page-name="master-page3">
        <draw:frame draw:style-name="gr2" draw:text-style-name="P4" draw:layer="layout" svg:width="0.388cm" svg:height="0.442cm" svg:x="1.503cm" svg:y="1.002cm">
          <draw:text-box>
            <text:p text:style-name="P3"><text:span text:style-name="T1"><text:s/></text:span></text:p>
          </draw:text-box>
        </draw:frame>
        <draw:polygon draw:style-name="gr35" draw:text-style-name="P7" draw:layer="layout" svg:width="9.077cm" svg:height="0.043cm" svg:x="5.422cm" svg:y="1.845cm" svg:viewBox="0 0 9078 44" draw:points="0,44 9078,44 9078,0 0,0">
          <text:p/>
        </draw:polygon>
        <draw:frame draw:style-name="gr36" draw:text-style-name="P5" draw:layer="layout" svg:width="9.327cm" svg:height="0.442cm" svg:x="5.423cm" svg:y="1.451cm">
          <draw:text-box>
            <text:p text:style-name="P3"><text:span text:style-name="T1">Terms &amp; Conditions of Beics Ogwen Cycle Hire: </text:span></text:p>
          </draw:text-box>
        </draw:frame>
        <draw:frame draw:style-name="gr3" draw:text-style-name="P4" draw:layer="layout" svg:width="0.388cm" svg:height="0.48cm" svg:x="1.503cm" svg:y="2.098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.137cm">
          <draw:text-box>
            <text:p text:style-name="P3"><text:span text:style-name="T2"><text:s/></text:span></text:p>
          </draw:text-box>
        </draw:frame>
        <draw:frame draw:style-name="gr37" draw:text-style-name="P4" draw:layer="layout" svg:width="6.289cm" svg:height="0.442cm" svg:x="2.773cm" svg:y="2.137cm">
          <draw:text-box>
            <text:p text:style-name="P3"><text:span text:style-name="T2">Bicycle hire is subject to availability </text:span></text:p>
          </draw:text-box>
        </draw:frame>
        <draw:frame draw:style-name="gr3" draw:text-style-name="P4" draw:layer="layout" svg:width="0.388cm" svg:height="0.48cm" svg:x="1.503cm" svg:y="2.784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.823cm">
          <draw:text-box>
            <text:p text:style-name="P3"><text:span text:style-name="T2"><text:s/></text:span></text:p>
          </draw:text-box>
        </draw:frame>
        <draw:frame draw:style-name="gr38" draw:text-style-name="P4" draw:layer="layout" svg:width="17.689cm" svg:height="0.442cm" svg:x="2.773cm" svg:y="2.823cm">
          <draw:text-box>
            <text:p text:style-name="P3"><text:span text:style-name="T2">All bicycles are ridden at your own risk. Accepting the hire agreement is accepting full liability for any </text:span></text:p>
          </draw:text-box>
        </draw:frame>
        <draw:frame draw:style-name="gr39" draw:text-style-name="P4" draw:layer="layout" svg:width="17.024cm" svg:height="0.442cm" svg:x="2.773cm" svg:y="3.267cm">
          <draw:text-box>
            <text:p text:style-name="P3"><text:span text:style-name="T2">accident or injury to either the hirer or any third party. The hirer is at all times personally liable for </text:span></text:p>
          </draw:text-box>
        </draw:frame>
        <draw:frame draw:style-name="gr40" draw:text-style-name="P4" draw:layer="layout" svg:width="17.503cm" svg:height="0.442cm" svg:x="2.773cm" svg:y="3.716cm">
          <draw:text-box>
            <text:p text:style-name="P3"><text:span text:style-name="T2">any accident that they may cause or damage to people or property. Personal insurance cover is not </text:span></text:p>
          </draw:text-box>
        </draw:frame>
        <draw:frame draw:style-name="gr41" draw:text-style-name="P4" draw:layer="layout" svg:width="15.606cm" svg:height="0.442cm" svg:x="2.773cm" svg:y="4.16cm">
          <draw:text-box>
            <text:p text:style-name="P3"><text:span text:style-name="T2">included. We recommend you take out personal insurance cover prior to the hire period. <text:s/></text:span></text:p>
          </draw:text-box>
        </draw:frame>
        <draw:frame draw:style-name="gr3" draw:text-style-name="P4" draw:layer="layout" svg:width="0.388cm" svg:height="0.48cm" svg:x="1.503cm" svg:y="4.803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4.842cm">
          <draw:text-box>
            <text:p text:style-name="P3"><text:span text:style-name="T2"><text:s/></text:span></text:p>
          </draw:text-box>
        </draw:frame>
        <draw:frame draw:style-name="gr42" draw:text-style-name="P4" draw:layer="layout" svg:width="17.46cm" svg:height="0.442cm" svg:x="2.773cm" svg:y="4.842cm">
          <draw:text-box>
            <text:p text:style-name="P3"><text:span text:style-name="T2">The hirer must inspect the bicycle before accepting it for any damage or defects. Acceptance of the </text:span></text:p>
          </draw:text-box>
        </draw:frame>
        <draw:frame draw:style-name="gr43" draw:text-style-name="P4" draw:layer="layout" svg:width="17.376cm" svg:height="0.442cm" svg:x="2.773cm" svg:y="5.291cm">
          <draw:text-box>
            <text:p text:style-name="P3"><text:span text:style-name="T2">bicycle is acceptance that it is in good roadworthy condition. Any marks, damage or defects should </text:span></text:p>
          </draw:text-box>
        </draw:frame>
        <draw:polygon draw:style-name="gr35" draw:text-style-name="P7" draw:layer="layout" svg:width="0.771cm" svg:height="0.03cm" svg:x="9.465cm" svg:y="6.129cm" svg:viewBox="0 0 772 31" draw:points="0,31 772,31 772,0 0,0">
          <text:p/>
        </draw:polygon>
        <draw:frame draw:style-name="gr44" draw:text-style-name="P4" draw:layer="layout" svg:width="16.77cm" svg:height="0.442cm" svg:x="2.773cm" svg:y="5.735cm">
          <draw:text-box>
            <text:p text:style-name="P3"><text:span text:style-name="T2">be notified on the hire agreement form prior to signing. The hirer is responsible for returning the </text:span></text:p>
          </draw:text-box>
        </draw:frame>
        <draw:frame draw:style-name="gr45" draw:text-style-name="P4" draw:layer="layout" svg:width="15.873cm" svg:height="0.442cm" svg:x="2.773cm" svg:y="6.184cm">
          <draw:text-box>
            <text:p text:style-name="P3"><text:span text:style-name="T2">bicycle(s) in no significantly worse condition than at the commencement of the hire period. </text:span></text:p>
          </draw:text-box>
        </draw:frame>
        <draw:frame draw:style-name="gr3" draw:text-style-name="P4" draw:layer="layout" svg:width="0.388cm" svg:height="0.48cm" svg:x="1.503cm" svg:y="6.82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6.865cm">
          <draw:text-box>
            <text:p text:style-name="P3"><text:span text:style-name="T2"><text:s/></text:span></text:p>
          </draw:text-box>
        </draw:frame>
        <draw:frame draw:style-name="gr46" draw:text-style-name="P4" draw:layer="layout" svg:width="7.927cm" svg:height="0.442cm" svg:x="2.773cm" svg:y="6.865cm">
          <draw:text-box>
            <text:p text:style-name="P3"><text:span text:style-name="T2">The full hire fee must be paid upon booking. <text:s/></text:span></text:p>
          </draw:text-box>
        </draw:frame>
        <draw:frame draw:style-name="gr3" draw:text-style-name="P4" draw:layer="layout" svg:width="0.388cm" svg:height="0.48cm" svg:x="1.503cm" svg:y="7.512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7.551cm">
          <draw:text-box>
            <text:p text:style-name="P3"><text:span text:style-name="T2"><text:s/></text:span></text:p>
          </draw:text-box>
        </draw:frame>
        <draw:frame draw:style-name="gr47" draw:text-style-name="P4" draw:layer="layout" svg:width="16.961cm" svg:height="0.442cm" svg:x="2.773cm" svg:y="7.551cm">
          <draw:text-box>
            <text:p text:style-name="P3"><text:span text:style-name="T2">Bicycles and equipment hired on a rental agreement remains the property of Beics Ogwen and if </text:span></text:p>
          </draw:text-box>
        </draw:frame>
        <draw:frame draw:style-name="gr48" draw:text-style-name="P4" draw:layer="layout" svg:width="17.227cm" svg:height="0.442cm" svg:x="2.773cm" svg:y="7.996cm">
          <draw:text-box>
            <text:p text:style-name="P3"><text:span text:style-name="T2">the equipment is not returned, or damaged beyond repair we reserve the right to charge the hirers </text:span></text:p>
          </draw:text-box>
        </draw:frame>
        <draw:frame draw:style-name="gr49" draw:text-style-name="P4" draw:layer="layout" svg:width="13.76cm" svg:height="0.442cm" svg:x="2.773cm" svg:y="8.444cm">
          <draw:text-box>
            <text:p text:style-name="P3"><text:span text:style-name="T2">for the full cost of the equipment and any loss incurred within a 1 week period. </text:span></text:p>
          </draw:text-box>
        </draw:frame>
        <draw:frame draw:style-name="gr3" draw:text-style-name="P4" draw:layer="layout" svg:width="0.388cm" svg:height="0.48cm" svg:x="1.503cm" svg:y="9.087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9.126cm">
          <draw:text-box>
            <text:p text:style-name="P3"><text:span text:style-name="T2"><text:s/></text:span></text:p>
          </draw:text-box>
        </draw:frame>
        <draw:frame draw:style-name="gr50" draw:text-style-name="P4" draw:layer="layout" svg:width="16.978cm" svg:height="0.442cm" svg:x="2.75cm" svg:y="9.317cm">
          <draw:text-box>
            <text:p text:style-name="P3"><text:span text:style-name="T2">The hire fee includes helmet and lock. Any loss or damage of accessories will incur a fair charge.</text:span></text:p>
          </draw:text-box>
        </draw:frame>
        <draw:frame draw:style-name="gr3" draw:text-style-name="P4" draw:layer="layout" svg:width="0.388cm" svg:height="0.48cm" svg:x="1.503cm" svg:y="10.217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0.256cm">
          <draw:text-box>
            <text:p text:style-name="P3"><text:span text:style-name="T2"><text:s/></text:span></text:p>
          </draw:text-box>
        </draw:frame>
        <draw:frame draw:style-name="gr51" draw:text-style-name="P4" draw:layer="layout" svg:width="17.6cm" svg:height="0.442cm" svg:x="2.773cm" svg:y="10.256cm">
          <draw:text-box>
            <text:p text:style-name="P3"><text:span text:style-name="T2">Please cycle sensibly, with respect for others and the natural habitat. Cyclists are expected to follow </text:span></text:p>
          </draw:text-box>
        </draw:frame>
        <draw:frame draw:style-name="gr52" draw:text-style-name="P4" draw:layer="layout" svg:width="13.532cm" svg:height="0.442cm" svg:x="2.773cm" svg:y="10.705cm">
          <draw:text-box>
            <text:p text:style-name="P3"><text:span text:style-name="T2">the Highway Code in particular the “Extra rules for Cyclists” (Rules 187-211) <text:s/></text:span></text:p>
          </draw:text-box>
        </draw:frame>
        <draw:frame draw:style-name="gr3" draw:text-style-name="P4" draw:layer="layout" svg:width="0.388cm" svg:height="0.48cm" svg:x="1.503cm" svg:y="11.348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1.387cm">
          <draw:text-box>
            <text:p text:style-name="P3"><text:span text:style-name="T2"><text:s/></text:span></text:p>
          </draw:text-box>
        </draw:frame>
        <draw:frame draw:style-name="gr53" draw:text-style-name="P4" draw:layer="layout" svg:width="17.062cm" svg:height="0.442cm" svg:x="2.773cm" svg:y="11.387cm">
          <draw:text-box>
            <text:p text:style-name="P3"><text:span text:style-name="T2">Anyone cycling in a discourteous or unsafe manner will have the equipment repossessed with no </text:span></text:p>
          </draw:text-box>
        </draw:frame>
        <draw:frame draw:style-name="gr54" draw:text-style-name="P4" draw:layer="layout" svg:width="5.505cm" svg:height="0.442cm" svg:x="2.773cm" svg:y="11.835cm">
          <draw:text-box>
            <text:p text:style-name="P3"><text:span text:style-name="T2">implicit refund of hire charges. <text:s/></text:span></text:p>
          </draw:text-box>
        </draw:frame>
        <draw:frame draw:style-name="gr3" draw:text-style-name="P4" draw:layer="layout" svg:width="0.388cm" svg:height="0.48cm" svg:x="1.503cm" svg:y="12.478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2.517cm">
          <draw:text-box>
            <text:p text:style-name="P3"><text:span text:style-name="T2"><text:s/></text:span></text:p>
          </draw:text-box>
        </draw:frame>
        <draw:frame draw:style-name="gr55" draw:text-style-name="P4" draw:layer="layout" svg:width="12.698cm" svg:height="0.442cm" svg:x="2.773cm" svg:y="12.517cm">
          <draw:text-box>
            <text:p text:style-name="P3"><text:span text:style-name="T2">All bikes must be returned to the Cefnfaes bike store by the time agreed.</text:span></text:p>
          </draw:text-box>
        </draw:frame>
        <draw:frame draw:style-name="gr56" draw:text-style-name="P4" draw:layer="layout" svg:width="17.308cm" svg:height="0.442cm" svg:x="2.773cm" svg:y="12.966cm">
          <draw:text-box>
            <text:p text:style-name="P3"><text:span text:style-name="T2">The hirer is responsible for the safe return of the bicycle to Cefnfaes at the end of the rental period.</text:span></text:p>
          </draw:text-box>
        </draw:frame>
        <draw:frame draw:style-name="gr57" draw:text-style-name="P4" draw:layer="layout" svg:width="13.68cm" svg:height="0.442cm" svg:x="2.773cm" svg:y="13.41cm">
          <draw:text-box>
            <text:p text:style-name="P3"><text:span text:style-name="T2">Failure to return the bicycle may result in additional hire charges being levied. </text:span></text:p>
          </draw:text-box>
        </draw:frame>
        <draw:frame draw:style-name="gr3" draw:text-style-name="P4" draw:layer="layout" svg:width="0.388cm" svg:height="0.48cm" svg:x="1.503cm" svg:y="14.501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4.54cm">
          <draw:text-box>
            <text:p text:style-name="P3"><text:span text:style-name="T2"><text:s/></text:span></text:p>
          </draw:text-box>
        </draw:frame>
        <draw:frame draw:style-name="gr58" draw:text-style-name="P4" draw:layer="layout" svg:width="17.354cm" svg:height="0.442cm" svg:x="2.773cm" svg:y="14.54cm">
          <draw:text-box>
            <text:p text:style-name="P3"><text:span text:style-name="T2">Helmets must be worn at all times and bikes must be locked whenever unattended. Children under </text:span></text:p>
          </draw:text-box>
        </draw:frame>
        <draw:frame draw:style-name="gr59" draw:text-style-name="P4" draw:layer="layout" svg:width="17.367cm" svg:height="0.442cm" svg:x="2.773cm" svg:y="14.989cm">
          <draw:text-box>
            <text:p text:style-name="P3"><text:span text:style-name="T2">16 years must be accompanied by an individual who is over 16. Cycle helmets are provided free of </text:span></text:p>
          </draw:text-box>
        </draw:frame>
        <draw:frame draw:style-name="gr60" draw:text-style-name="P4" draw:layer="layout" svg:width="11.462cm" svg:height="0.442cm" svg:x="2.773cm" svg:y="15.434cm">
          <draw:text-box>
            <text:p text:style-name="P3"><text:span text:style-name="T2">charge and all cyclists must use them to hire from Beics Ogwen. <text:s/></text:span></text:p>
          </draw:text-box>
        </draw:frame>
        <draw:frame draw:style-name="gr3" draw:text-style-name="P4" draw:layer="layout" svg:width="0.388cm" svg:height="0.48cm" svg:x="1.503cm" svg:y="16.07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6.115cm">
          <draw:text-box>
            <text:p text:style-name="P3"><text:span text:style-name="T2"><text:s/></text:span></text:p>
          </draw:text-box>
        </draw:frame>
        <draw:frame draw:style-name="gr61" draw:text-style-name="P4" draw:layer="layout" svg:width="17.278cm" svg:height="0.442cm" svg:x="2.773cm" svg:y="16.115cm">
          <draw:text-box>
            <text:p text:style-name="P3"><text:span text:style-name="T2">Cycles should be locked to a permanent fixture whenever left unattended. The method of securing </text:span></text:p>
          </draw:text-box>
        </draw:frame>
        <draw:frame draw:style-name="gr62" draw:text-style-name="P4" draw:layer="layout" svg:width="17.312cm" svg:height="0.442cm" svg:x="2.773cm" svg:y="16.564cm">
          <draw:text-box>
            <text:p text:style-name="P3"><text:span text:style-name="T2">should include the front wheel and the frame. Theft of an unlocked bicycle will be the responsibility </text:span></text:p>
          </draw:text-box>
        </draw:frame>
        <draw:frame draw:style-name="gr63" draw:text-style-name="P4" draw:layer="layout" svg:width="15.615cm" svg:height="0.442cm" svg:x="2.773cm" svg:y="17.008cm">
          <draw:text-box>
            <text:p text:style-name="P3"><text:span text:style-name="T2">of the hirer and will be subject to a charge to cover the replacement of the bicycle and its </text:span></text:p>
          </draw:text-box>
        </draw:frame>
        <draw:frame draw:style-name="gr64" draw:text-style-name="P4" draw:layer="layout" svg:width="2.428cm" svg:height="0.442cm" svg:x="2.773cm" svg:y="17.457cm">
          <draw:text-box>
            <text:p text:style-name="P3"><text:span text:style-name="T2">accessories. <text:s/></text:span></text:p>
          </draw:text-box>
        </draw:frame>
        <draw:frame draw:style-name="gr3" draw:text-style-name="P4" draw:layer="layout" svg:width="0.388cm" svg:height="0.48cm" svg:x="1.503cm" svg:y="18.1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8.139cm">
          <draw:text-box>
            <text:p text:style-name="P3"><text:span text:style-name="T2"><text:s/></text:span></text:p>
          </draw:text-box>
        </draw:frame>
        <draw:frame draw:style-name="gr65" draw:text-style-name="P4" draw:layer="layout" svg:width="16.334cm" svg:height="0.442cm" svg:x="2.773cm" svg:y="18.139cm">
          <draw:text-box>
            <text:p text:style-name="P3"><text:span text:style-name="T2">Beics Ogwen reserves the right not to hire equipment to an individual for whatever reason. <text:s/></text:span></text:p>
          </draw:text-box>
        </draw:frame>
        <draw:frame draw:style-name="gr3" draw:text-style-name="P4" draw:layer="layout" svg:width="0.388cm" svg:height="0.48cm" svg:x="1.503cm" svg:y="18.78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8.825cm">
          <draw:text-box>
            <text:p text:style-name="P3"><text:span text:style-name="T2"><text:s/></text:span></text:p>
          </draw:text-box>
        </draw:frame>
        <draw:frame draw:style-name="gr66" draw:text-style-name="P4" draw:layer="layout" svg:width="12.922cm" svg:height="0.442cm" svg:x="2.773cm" svg:y="18.825cm">
          <draw:text-box>
            <text:p text:style-name="P3"><text:span text:style-name="T2">We reserve the right to charge for repairs and if necessary replacements. </text:span></text:p>
          </draw:text-box>
        </draw:frame>
        <draw:frame draw:style-name="gr3" draw:text-style-name="P4" draw:layer="layout" svg:width="0.388cm" svg:height="0.48cm" svg:x="1.503cm" svg:y="19.467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19.506cm">
          <draw:text-box>
            <text:p text:style-name="P3"><text:span text:style-name="T2"><text:s/></text:span></text:p>
          </draw:text-box>
        </draw:frame>
        <draw:frame draw:style-name="gr67" draw:text-style-name="P4" draw:layer="layout" svg:width="17.223cm" svg:height="0.442cm" svg:x="2.773cm" svg:y="19.506cm">
          <draw:text-box>
            <text:p text:style-name="P3"><text:span text:style-name="T2">The hirer will not undertake any manoeuvre which is beyond their level of skill or outside the bikes </text:span></text:p>
          </draw:text-box>
        </draw:frame>
        <draw:frame draw:style-name="gr68" draw:text-style-name="P4" draw:layer="layout" svg:width="1.877cm" svg:height="0.442cm" svg:x="2.773cm" svg:y="19.955cm">
          <draw:text-box>
            <text:p text:style-name="P3"><text:span text:style-name="T2">capability. </text:span></text:p>
          </draw:text-box>
        </draw:frame>
        <draw:frame draw:style-name="gr3" draw:text-style-name="P4" draw:layer="layout" svg:width="0.388cm" svg:height="0.48cm" svg:x="1.503cm" svg:y="20.597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0.636cm">
          <draw:text-box>
            <text:p text:style-name="P3"><text:span text:style-name="T2"><text:s/></text:span></text:p>
          </draw:text-box>
        </draw:frame>
        <draw:frame draw:style-name="gr69" draw:text-style-name="P4" draw:layer="layout" svg:width="17.393cm" svg:height="0.442cm" svg:x="2.773cm" svg:y="20.636cm">
          <draw:text-box>
            <text:p text:style-name="P3"><text:span text:style-name="T2">The hirer must be in good health and their eyesight is up to the standard required for a road driving </text:span></text:p>
          </draw:text-box>
        </draw:frame>
        <draw:frame draw:style-name="gr70" draw:text-style-name="P4" draw:layer="layout" svg:width="17.532cm" svg:height="0.442cm" svg:x="2.773cm" svg:y="21.085cm">
          <draw:text-box>
            <text:p text:style-name="P3"><text:span text:style-name="T2">test. They must not be suffering from any medical conditions or disability which is likely to adversely </text:span></text:p>
          </draw:text-box>
        </draw:frame>
        <draw:frame draw:style-name="gr71" draw:text-style-name="P4" draw:layer="layout" svg:width="6.805cm" svg:height="0.442cm" svg:x="2.773cm" svg:y="21.53cm">
          <draw:text-box>
            <text:p text:style-name="P3"><text:span text:style-name="T2">affect our normal control of the bicycle </text:span></text:p>
          </draw:text-box>
        </draw:frame>
        <draw:frame draw:style-name="gr3" draw:text-style-name="P4" draw:layer="layout" svg:width="0.388cm" svg:height="0.48cm" svg:x="1.503cm" svg:y="22.176cm">
          <draw:text-box>
            <text:p text:style-name="P3"><text:span text:style-name="T3">•</text:span></text:p>
          </draw:text-box>
        </draw:frame>
        <draw:frame draw:style-name="gr2" draw:text-style-name="P4" draw:layer="layout" svg:width="0.388cm" svg:height="0.442cm" svg:x="1.681cm" svg:y="22.215cm">
          <draw:text-box>
            <text:p text:style-name="P3"><text:span text:style-name="T2"><text:s/></text:span></text:p>
          </draw:text-box>
        </draw:frame>
        <draw:frame draw:style-name="gr72" draw:text-style-name="P4" draw:layer="layout" svg:width="16.906cm" svg:height="0.442cm" svg:x="2.773cm" svg:y="22.215cm">
          <draw:text-box>
            <text:p text:style-name="P3"><text:span text:style-name="T2">In the event of a mechanical failure, other than punctures, where the hirer is unable to return the </text:span></text:p>
          </draw:text-box>
        </draw:frame>
        <draw:frame draw:style-name="gr73" draw:text-style-name="P4" draw:layer="layout" svg:width="16.677cm" svg:height="0.442cm" svg:x="2.773cm" svg:y="22.66cm">
          <draw:text-box>
            <text:p text:style-name="P3"><text:span text:style-name="T2">bike to the cottage please secure the bike and contact Beics Ogwen</text:span></text:p>
          </draw:text-box>
        </draw:frame>
        <draw:frame draw:style-name="gr74" draw:text-style-name="P4" draw:layer="layout" svg:width="12.211cm" svg:height="0.442cm" svg:x="2.773cm" svg:y="23.109cm">
          <draw:text-box>
            <text:p text:style-name="P3"><text:span text:style-name="T2">who will endeavour to rescue the bicycle(s). <text:s text:c="2"/></text:span></text:p>
          </draw:text-box>
        </draw:frame>
        <draw:frame draw:style-name="gr75" draw:text-style-name="P8" draw:layer="layout" svg:width="0.422cm" svg:height="0.522cm" svg:x="1.503cm" svg:y="23.751cm">
          <draw:text-box>
            <text:p text:style-name="P3"><text:span text:style-name="T4">•</text:span></text:p>
          </draw:text-box>
        </draw:frame>
        <draw:frame draw:style-name="gr76" draw:text-style-name="P8" draw:layer="layout" svg:width="0.422cm" svg:height="0.475cm" svg:x="1.698cm" svg:y="23.793cm">
          <draw:text-box>
            <text:p text:style-name="P3"><text:span text:style-name="T5"><text:s/></text:span></text:p>
          </draw:text-box>
        </draw:frame>
        <draw:frame draw:style-name="gr42" draw:text-style-name="P4" draw:layer="layout" svg:width="17.46cm" svg:height="0.442cm" svg:x="2.773cm" svg:y="23.824cm">
          <draw:text-box>
            <text:p text:style-name="P3"><text:span text:style-name="T2">In the event of damage or mechanical failure please contact the Bike Officer as soon as practicable </text:span></text:p>
          </draw:text-box>
        </draw:frame>
        <draw:frame draw:style-name="gr77" draw:text-style-name="P4" draw:layer="layout" svg:width="17.359cm" svg:height="0.442cm" svg:x="2.773cm" svg:y="24.273cm">
          <draw:text-box>
            <text:p text:style-name="P3"><text:span text:style-name="T2">who will endeavour to rectify the matter. Should the matter not be resolved and a replacement bike </text:span></text:p>
          </draw:text-box>
        </draw:frame>
        <draw:frame draw:style-name="gr78" draw:text-style-name="P4" draw:layer="layout" svg:width="16.3cm" svg:height="0.442cm" svg:x="2.773cm" svg:y="24.722cm">
          <draw:text-box>
            <text:p text:style-name="P3"><text:span text:style-name="T2">not available you may elect to return all bikes and receive a negotiated level of refund for the </text:span></text:p>
          </draw:text-box>
        </draw:frame>
        <draw:frame draw:style-name="gr79" draw:text-style-name="P4" draw:layer="layout" svg:width="5.878cm" svg:height="0.442cm" svg:x="2.773cm" svg:y="25.166cm">
          <draw:text-box>
            <text:p text:style-name="P3"><text:span text:style-name="T2">remaining days of the hire period.</text:span></text:p>
          </draw:text-box>
        </draw:frame>
        <draw:frame draw:style-name="gr76" draw:text-style-name="P8" draw:layer="layout" svg:width="0.422cm" svg:height="0.475cm" svg:x="8.539cm" svg:y="25.135cm">
          <draw:text-box>
            <text:p text:style-name="P3"><text:span text:style-name="T6"><text:s/></text:span></text:p>
          </draw:text-box>
        </draw:frame>
        <draw:frame draw:style-name="gr76" draw:text-style-name="P8" draw:layer="layout" svg:width="0.422cm" svg:height="0.475cm" svg:x="1.503cm" svg:y="25.61cm">
          <draw:text-box>
            <text:p text:style-name="P3"><text:span text:style-name="T5"><text:s/></text:span></text:p>
          </draw:text-box>
        </draw:frame>
        <draw:frame draw:style-name="gr76" draw:text-style-name="P8" draw:layer="layout" svg:width="0.422cm" svg:height="0.475cm" svg:x="1.503cm" svg:y="26.096cm">
          <draw:text-box>
            <text:p text:style-name="P3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4T18:42:36.027000000</dc:date>
    <meta:editing-duration>PT18M40S</meta:editing-duration>
    <meta:editing-cycles>5</meta:editing-cycles>
    <meta:generator>LibreOffice/7.2.2.2$Windows_X86_64 LibreOffice_project/02b2acce88a210515b4a5bb2e46cbfb63fe97d56</meta:generator>
    <meta:document-statistic meta:object-count="159"/>
  </office:meta>
</office:document-meta>
</file>